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26cm" fo:min-width="2.527cm"/>
    </style:style>
    <style:style style:name="gr2" style:family="graphic" style:parent-style-name="standard">
      <style:graphic-properties draw:textarea-horizontal-align="justify" draw:textarea-vertical-align="middle" draw:auto-grow-height="false" fo:min-height="1.356cm" fo:min-width="5.805cm"/>
    </style:style>
    <style:style style:name="gr3" style:family="graphic" style:parent-style-name="standard">
      <style:graphic-properties draw:textarea-horizontal-align="justify" draw:textarea-vertical-align="middle" draw:auto-grow-height="false" fo:min-height="1.356cm" fo:min-width="4.916cm"/>
    </style:style>
    <style:style style:name="gr4" style:family="graphic" style:parent-style-name="standard">
      <style:graphic-properties draw:textarea-horizontal-align="justify" draw:textarea-vertical-align="middle" draw:auto-grow-height="false" fo:min-height="1.097cm" fo:min-width="5.419cm"/>
    </style:style>
    <style:style style:name="gr5" style:family="graphic" style:parent-style-name="standard">
      <style:graphic-properties draw:textarea-horizontal-align="justify" draw:textarea-vertical-align="middle" draw:auto-grow-height="false" fo:min-height="0.783cm" fo:min-width="3.708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584cm" fo:min-width="5.779cm"/>
    </style:style>
    <style:style style:name="gr8" style:family="graphic" style:parent-style-name="standard">
      <style:graphic-properties draw:textarea-horizontal-align="justify" draw:textarea-vertical-align="middle" draw:auto-grow-height="false" fo:min-height="1.356cm" fo:min-width="4.408cm"/>
    </style:style>
    <style:style style:name="gr9" style:family="graphic" style:parent-style-name="standard">
      <style:graphic-properties draw:textarea-horizontal-align="justify" draw:textarea-vertical-align="middle" draw:auto-grow-height="false" fo:min-height="1.296cm" fo:min-width="2.93cm"/>
    </style:style>
    <style:style style:name="gr10" style:family="graphic" style:parent-style-name="standard">
      <style:graphic-properties draw:textarea-horizontal-align="justify" draw:textarea-vertical-align="middle" draw:auto-grow-height="false" fo:min-height="0.71cm" fo:min-width="2.8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175cm" svg:height="1.524cm" svg:x="11.16cm" svg:y="4.302cm">
          <text:p text:style-name="P1">Ind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6.477cm" svg:height="1.778cm" svg:x="6.08cm" svg:y="7.985cm">
          <text:p text:style-name="P1">Single 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5.588cm" svg:height="1.778cm" svg:x="13.319cm" svg:y="8.112cm">
          <text:p text:style-name="P1">Bulk Scree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8" draw:id="id8" draw:layer="layout" svg:width="6.477cm" svg:height="1.905cm" svg:x="1.635cm" svg:y="14.589cm">
          <text:p text:style-name="P1">Report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5" draw:id="id5" draw:layer="layout" svg:width="4.318cm" svg:height="1.143cm" svg:x="19.796cm" svg:y="2.397cm">
          <text:p text:style-name="P1">Sign-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9.318cm" svg:y1="7.985cm" svg:x2="12.747cm" svg:y2="5.826cm" draw:start-shape="id1" draw:end-shape="id2" svg:d="M9318 7985v-1079h3429v-1080" svg:viewBox="0 0 3430 2160">
          <text:p/>
        </draw:connector>
        <draw:connector draw:style-name="gr6" draw:text-style-name="P1" draw:layer="layout" svg:x1="16.113cm" svg:y1="8.112cm" svg:x2="12.747cm" svg:y2="5.826cm" draw:start-shape="id3" draw:end-shape="id2" svg:d="M16113 8112v-1142h-3366v-1144" svg:viewBox="0 0 3367 2287">
          <text:p/>
        </draw:connector>
        <draw:custom-shape draw:style-name="gr7" draw:text-style-name="P1" xml:id="id10" draw:id="id10" draw:layer="layout" svg:width="6.477cm" svg:height="2.032cm" svg:x="19.669cm" svg:y="14.335cm">
          <text:p text:style-name="P1">Bulk Report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4" draw:id="id4" draw:layer="layout" svg:width="5.08cm" svg:height="1.778cm" svg:x="10.652cm" svg:y="1.254cm">
          <text:p text:style-name="P1">Home 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2.747cm" svg:y1="4.302cm" svg:x2="13.192cm" svg:y2="3.032cm" draw:start-shape="id2" draw:end-shape="id4" svg:d="M12747 4302v-634h445v-636" svg:viewBox="0 0 446 1271">
          <text:p/>
        </draw:connector>
        <draw:connector draw:style-name="gr6" draw:text-style-name="P1" draw:layer="layout" svg:x1="15.732cm" svg:y1="2.143cm" svg:x2="19.796cm" svg:y2="2.968cm" draw:start-shape="id4" draw:end-shape="id5" svg:d="M15732 2143h2033v825h2031" svg:viewBox="0 0 4065 826">
          <text:p/>
        </draw:connector>
        <draw:custom-shape draw:style-name="gr9" draw:text-style-name="P1" xml:id="id6" draw:id="id6" draw:layer="layout" svg:width="3.429cm" svg:height="3.429cm" svg:x="11.16cm" svg:y="13.065cm">
          <text:p text:style-name="P1">Application</text:p>
          <text:p text:style-name="P1"><text:s/>Data</text:p>
          <draw:enhanced-geometry svg:viewBox="0 0 88 21600" draw:glue-points="44 ?f6 44 0 0 10800 44 21600 88 10800" draw:text-areas="0 ?f6 88 ?f3" draw:mirror-horizontal="false" draw:mirror-vertical="false" draw:type="can" draw:modifiers="7909.504373177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svg:x1="9.318cm" svg:y1="9.763cm" svg:x2="11.16cm" svg:y2="14.78cm" draw:start-shape="id1" draw:end-shape="id6" draw:end-glue-point="6" svg:d="M9318 9763v5017h1842" svg:viewBox="0 0 1843 5018">
          <text:p/>
        </draw:connector>
        <draw:connector draw:style-name="gr6" draw:text-style-name="P1" draw:layer="layout" svg:x1="14.589cm" svg:y1="14.78cm" svg:x2="16.113cm" svg:y2="9.89cm" draw:start-shape="id6" draw:start-glue-point="8" draw:end-shape="id3" draw:end-glue-point="2" svg:d="M14589 14780h1524v-4890" svg:viewBox="0 0 1525 4891">
          <text:p/>
        </draw:connector>
        <draw:custom-shape draw:style-name="gr10" draw:text-style-name="P1" xml:id="id7" draw:id="id7" draw:layer="layout" svg:width="5.334cm" svg:height="1.524cm" svg:x="2.143cm" svg:y="11.287cm">
          <text:p text:style-name="P1">Apply Model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svg:x1="4.81cm" svg:y1="11.287cm" svg:x2="6.08cm" svg:y2="8.874cm" draw:start-shape="id7" draw:start-glue-point="5" draw:end-shape="id1" draw:end-glue-point="3" svg:d="M4810 11287v-2413h1270" svg:viewBox="0 0 1271 2414">
          <text:p/>
        </draw:connector>
        <draw:connector draw:style-name="gr6" draw:text-style-name="P1" draw:layer="layout" svg:x1="4.81cm" svg:y1="12.811cm" svg:x2="4.873cm" svg:y2="14.589cm" draw:start-shape="id7" draw:start-glue-point="8" draw:end-shape="id8" draw:end-glue-point="0" svg:d="M4810 12811v889h63v889" svg:viewBox="0 0 64 1779">
          <text:p/>
        </draw:connector>
        <draw:custom-shape draw:style-name="gr10" draw:text-style-name="P1" xml:id="id9" draw:id="id9" draw:layer="layout" svg:width="5.334cm" svg:height="1.524cm" svg:x="20.177cm" svg:y="11.16cm">
          <text:p text:style-name="P1">Apply Model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svg:x1="22.844cm" svg:y1="11.16cm" svg:x2="18.907cm" svg:y2="9.001cm" draw:start-shape="id9" draw:start-glue-point="5" draw:end-shape="id3" draw:end-glue-point="1" svg:d="M22844 11160v-2159h-3937" svg:viewBox="0 0 3938 2160">
          <text:p/>
        </draw:connector>
        <draw:connector draw:style-name="gr6" draw:text-style-name="P1" draw:layer="layout" svg:x1="22.844cm" svg:y1="12.684cm" svg:x2="22.907cm" svg:y2="14.335cm" draw:start-shape="id9" draw:start-glue-point="8" draw:end-shape="id10" draw:end-glue-point="0" svg:d="M22844 12684v826h63v825" svg:viewBox="0 0 64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9T13:58:52.527999000</meta:creation-date>
    <dc:date>2015-12-10T08:57:38.816199000</dc:date>
    <meta:editing-duration>PT16H53M35S</meta:editing-duration>
    <meta:editing-cycles>2</meta:editing-cycles>
    <meta:generator>LibreOffice/5.0.3.2$MacOSX_X86_64 LibreOffice_project/e5f16313668ac592c1bfb310f4390624e3dbfb75</meta:generator>
    <meta:document-statistic meta:object-count="20"/>
  </office:meta>
</office:document-meta>
</file>